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E6000001D584716497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36cm" svg:height="5.079cm" svg:x="0.412cm" svg:y="0.242cm">
          <draw:image xlink:href="Pictures/20000002000002E6000001D584716497.eps" xlink:type="simple" xlink:show="embed" xlink:actuate="onLoad">
            <text:p/>
          </draw:image>
        </draw:frame>
        <draw:frame draw:style-name="gr2" draw:layer="layout" svg:width="1.298cm" svg:height="0.435cm" svg:x="0.48cm" svg:y="4.64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9T11:49:35</dc:date>
    <dc:creator>kkk </dc:creator>
    <meta:generator>LibreOffice/3.3$Linux LibreOffice_project/330m19$Build-401</meta:generator>
    <meta:editing-duration>PT1H35M18S</meta:editing-duration>
    <meta:editing-cycles>6</meta:editing-cycles>
    <meta:document-statistic meta:object-count="2"/>
  </office:meta>
</office:document-meta>
</file>

<file path=Object 1/content.xml><?xml version="1.0" encoding="utf-8"?>
<math xmlns="http://www.w3.org/1998/Math/MathML">
  <semantics>
    <mrow>
      <mi mathvariant="italic">دائیں</mi>
      <mo stretchy="false">/</mo>
      <mover accent="true">
        <mi mathvariant="italic">بائیں</mi>
        <mo>¯</mo>
      </mover>
    </mrow>
    <annotation encoding="StarMath 5.0">دائیں/overline{بائیں}</annotation>
  </semantics>
</math>
</file>